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normal" officeooo:paragraph-rsid="008eea9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.127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81bf7" style:font-weight-asian="bold" style:font-weight-complex="bold"/>
    </style:style>
    <style:style style:name="T3" style:family="text">
      <style:text-properties officeooo:rsid="00b81bf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line  in o.stock_picking_line_ids"&gt;</text:placeholder> </text:p>
      <text:p text:style-name="P1"><text:placeholder text:placeholder-type="text">&lt;if test="line.move_line_id.lot_id.ean_128"&gt;</text:placeholder></text:p>
      <text:p text:style-name="P1"><text:placeholder text:placeholder-type="text">&lt;for each="label in range(line.quantity)"&gt;</text:placeholder></text:p>
      <text:p text:style-name="P2"><draw:frame draw:style-name="fr1" draw:name="image: barcode('Code128', line.lot_id.ean_128)" text:anchor-type="paragraph" svg:y="0.229cm" draw:z-index="0"><draw:text-box fo:min-height="0.66cm" fo:min-width="1cm"><text:p text:style-name="Frame_20_contents">Imagen</text:p></draw:text-box></draw:frame><text:placeholder text:placeholder-type="text">&lt;line.move_line_id.lot_id.ean_128&gt;</text:placeholder></text:p>
      <text:p text:style-name="P4"><text:span text:style-name="T2">Referencia:</text:span><text:span text:style-name="T3"> </text:span><text:span text:style-name="T3"><text:placeholder text:placeholder-type="text">&lt;line.product_id.default_code&gt;</text:placeholder></text:span></text:p>
      <text:p text:style-name="P3"><text:span text:style-name="T1">N° Lote:</text:span> <text:placeholder text:placeholder-type="text">&lt;line.move_line_id.lot_id.name&gt;</text:placeholder></text:p>
      <text:p text:style-name="P3"><text:soft-page-break/><text:span text:style-name="T1">Fecha de Vencimiento:</text:span> <text:placeholder text:placeholder-type="text">&lt;line.move_line_id.lot_id.life_date or 'N/A'&gt;</text:placeholder></text:p>
      <text:p text:style-name="P3"/>
      <text:p text:style-name="P1"><text:placeholder text:placeholder-type="text">&lt;/for&gt;</text:placeholder></text:p>
      <text:p text:style-name="P1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8-09-03T09:12:19.316701635</dc:date>
    <meta:editing-duration>PT17H24M6S</meta:editing-duration>
    <meta:editing-cycles>227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26" meta:character-count="300" meta:non-whitespace-character-count="283"/>
  </office:meta>
</office:document-meta>
</file>